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paragraph-rsid="000a49da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a49da" officeooo:paragraph-rsid="000a49da"/>
    </style:style>
    <style:style style:name="P3" style:family="paragraph" style:parent-style-name="Standard">
      <style:paragraph-properties fo:text-align="center" style:justify-single-word="false"/>
      <style:text-properties officeooo:paragraph-rsid="000a49da"/>
    </style:style>
    <style:style style:name="T1" style:family="text">
      <style:text-properties officeooo:rsid="000968d5"/>
    </style:style>
    <style:style style:name="T2" style:family="text">
      <style:text-properties officeooo:rsid="000a49da"/>
    </style:style>
    <style:style style:name="T3" style:family="text">
      <style:text-properties officeooo:rsid="000b7267"/>
    </style:style>
    <style:style style:name="T4" style:family="text">
      <style:text-properties style:font-name="Ubuntu" officeooo:rsid="000a49da"/>
    </style:style>
    <style:style style:name="T5" style:family="text">
      <style:text-properties style:font-name="Ubuntu" officeooo:rsid="000b7267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<text:span text:style-name="T3">9</text:span>0<text:span text:style-name="T3">1</text:span>8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18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18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9027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27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27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9036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36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36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9045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45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45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3"><text:span text:style-name="T4">Wellington, FL 33414-9</text:span><text:span text:style-name="T5">054</text:span>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54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54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9063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63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63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9072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72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72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9081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81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81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9090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90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90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8109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7209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09</text:p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9:13:27.586303823</meta:creation-date>
    <dc:date>2022-09-10T19:23:42.883576496</dc:date>
    <meta:editing-duration>PT8M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0" meta:word-count="330" meta:character-count="2460" meta:non-whitespace-character-count="2190"/>
  </office:meta>
</office:document-meta>
</file>